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25-01-1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24-01-03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23-01-11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22-01-11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21-01-07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20-01-14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19-01-15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17-12-28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16-12-28 16:16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992" calcext:value-type="float">
            <text:p>14.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16-01-14 17:19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13-12-31 16:09:5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13-01-16 16:50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11-01-06 17:15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10-01-05 19:20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09-01-08 16:38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08-01-15 16:16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07-01-11 16:26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8064" calcext:value-type="float">
            <text:p>14.22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06-01-12 15:52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05-01-12 16:10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04-01-08 23:13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03-01-08 17:26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02-01-17 21:3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01-01-16 20:14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2000-01-13 21:44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1999-01-12 23:40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1998-01-13 20:20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199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199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199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199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199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199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199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1989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803098262201</text:p>
          </table:table-cell>
          <table:table-cell office:value-type="string" calcext:value-type="string">
            <text:p>1988-04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